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012f9" style:font-weight-asian="bold" style:font-weight-complex="bold"/>
    </style:style>
    <style:style style:name="P2" style:family="paragraph" style:parent-style-name="Standard">
      <style:text-properties fo:font-weight="normal" officeooo:paragraph-rsid="0001fc77" style:font-weight-asian="normal" style:font-weight-complex="normal"/>
    </style:style>
    <style:style style:name="P3" style:family="paragraph" style:parent-style-name="Standard">
      <style:text-properties officeooo:paragraph-rsid="0001fc77"/>
    </style:style>
    <style:style style:name="P4" style:family="paragraph" style:parent-style-name="Standard">
      <style:text-properties fo:color="#780373"/>
    </style:style>
    <style:style style:name="P5" style:family="paragraph" style:parent-style-name="Standard">
      <style:text-properties fo:color="#780373" fo:font-weight="normal" officeooo:rsid="000012f9" officeooo:paragraph-rsid="000012f9" style:font-weight-asian="normal" style:font-weight-complex="normal"/>
    </style:style>
    <style:style style:name="P6" style:family="paragraph" style:parent-style-name="Standard">
      <style:text-properties fo:color="#780373" fo:font-weight="normal" officeooo:rsid="0001fc77" officeooo:paragraph-rsid="0001fc77" style:font-weight-asian="normal" style:font-weight-complex="normal"/>
    </style:style>
    <style:style style:name="P7" style:family="paragraph" style:parent-style-name="Standard">
      <style:text-properties fo:color="#111111" fo:font-weight="bold" officeooo:rsid="0001fc77" officeooo:paragraph-rsid="0001fc77" style:font-weight-asian="bold" style:font-weight-complex="bold"/>
    </style:style>
    <style:style style:name="P8" style:family="paragraph" style:parent-style-name="Standard">
      <style:text-properties fo:color="#111111" fo:font-weight="normal" officeooo:rsid="0001fc77" officeooo:paragraph-rsid="0001fc77" style:font-weight-asian="normal" style:font-weight-complex="normal"/>
    </style:style>
    <style:style style:name="P9" style:family="paragraph" style:parent-style-name="Standard">
      <style:text-properties fo:color="#000000" officeooo:rsid="0001fc77" officeooo:paragraph-rsid="0001fc77"/>
    </style:style>
    <style:style style:name="P10" style:family="paragraph" style:parent-style-name="Standard">
      <style:text-properties fo:font-weight="bold" fo:background-color="#ffff00" style:font-weight-asian="bold" style:font-weight-complex="bold"/>
    </style:style>
    <style:style style:name="P11" style:family="paragraph" style:parent-style-name="Standard">
      <style:text-properties fo:font-weight="bold" officeooo:paragraph-rsid="000012f9" fo:background-color="#ffff00" style:font-weight-asian="bold" style:font-weight-complex="bold"/>
    </style:style>
    <style:style style:name="P12" style:family="paragraph" style:parent-style-name="Standard">
      <style:text-properties fo:font-weight="bold" officeooo:rsid="001597b3" officeooo:paragraph-rsid="0009bf45" fo:background-color="#ffff00" style:font-weight-asian="bold" style:font-weight-complex="bold"/>
    </style:style>
    <style:style style:name="P13" style:family="paragraph" style:parent-style-name="Standard">
      <style:text-properties fo:font-weight="bold" officeooo:rsid="001597b3" officeooo:paragraph-rsid="000be202" fo:background-color="#ffff00" style:font-weight-asian="bold" style:font-weight-complex="bold"/>
    </style:style>
    <style:style style:name="P14" style:family="paragraph" style:parent-style-name="Standard">
      <style:text-properties fo:font-weight="bold" officeooo:rsid="000acd22" officeooo:paragraph-rsid="000acd22" fo:background-color="#ffff00" style:font-weight-asian="bold" style:font-weight-complex="bold"/>
    </style:style>
    <style:style style:name="P15" style:family="paragraph" style:parent-style-name="Standard">
      <style:text-properties fo:font-weight="bold" officeooo:rsid="001597b3" officeooo:paragraph-rsid="0009bf45" style:font-weight-asian="bold" style:font-weight-complex="bold"/>
    </style:style>
    <style:style style:name="P16" style:family="paragraph" style:parent-style-name="Standard">
      <style:text-properties fo:font-weight="bold" officeooo:rsid="001597b3" officeooo:paragraph-rsid="00103ad5" style:font-weight-asian="bold" style:font-weight-complex="bold"/>
    </style:style>
    <style:style style:name="P17" style:family="paragraph" style:parent-style-name="Standard">
      <style:text-properties fo:color="#111111" fo:font-weight="bold" officeooo:rsid="0001fc77" officeooo:paragraph-rsid="0001fc77" fo:background-color="#ffff00" style:font-weight-asian="bold" style:font-weight-complex="bold"/>
    </style:style>
    <style:style style:name="P18" style:family="paragraph" style:parent-style-name="Standard">
      <style:text-properties fo:color="#000000" fo:font-weight="bold" officeooo:rsid="0001fc77" officeooo:paragraph-rsid="0001fc77" fo:background-color="#ffff00" style:font-weight-asian="bold" style:font-weight-complex="bold"/>
    </style:style>
    <style:style style:name="P19" style:family="paragraph" style:parent-style-name="Standard">
      <style:text-properties fo:color="#000000" fo:font-weight="bold" officeooo:rsid="00064d5c" officeooo:paragraph-rsid="00064d5c" fo:background-color="#ffff00" style:font-weight-asian="bold" style:font-weight-complex="bold"/>
    </style:style>
    <style:style style:name="P20" style:family="paragraph" style:parent-style-name="Standard">
      <style:text-properties fo:color="#000000" fo:font-weight="bold" officeooo:rsid="0007da09" officeooo:paragraph-rsid="0007da09" fo:background-color="#ffff00" style:font-weight-asian="bold" style:font-weight-complex="bold"/>
    </style:style>
    <style:style style:name="P21" style:family="paragraph" style:parent-style-name="Standard">
      <style:text-properties fo:color="#000000" fo:font-weight="bold" officeooo:rsid="001597b3" officeooo:paragraph-rsid="0009bf45" fo:background-color="#ffff00" style:font-weight-asian="bold" style:font-weight-complex="bold"/>
    </style:style>
    <style:style style:name="P22" style:family="paragraph" style:parent-style-name="Standard">
      <style:text-properties fo:color="#000000" fo:font-weight="bold" officeooo:rsid="000e0639" officeooo:paragraph-rsid="0009bf45" fo:background-color="#ffff00" style:font-weight-asian="bold" style:font-weight-complex="bold"/>
    </style:style>
    <style:style style:name="P23" style:family="paragraph" style:parent-style-name="Standard">
      <style:text-properties fo:color="#000000" fo:font-weight="bold" officeooo:rsid="0001fc77" officeooo:paragraph-rsid="0001fc77" style:font-weight-asian="bold" style:font-weight-complex="bold"/>
    </style:style>
    <style:style style:name="P24" style:family="paragraph" style:parent-style-name="Standard">
      <style:text-properties fo:color="#000000" officeooo:rsid="0001fc77" officeooo:paragraph-rsid="0001fc77"/>
    </style:style>
    <style:style style:name="P25" style:family="paragraph" style:parent-style-name="Standard">
      <style:text-properties fo:color="#000000" officeooo:rsid="00064d5c" officeooo:paragraph-rsid="00064d5c"/>
    </style:style>
    <style:style style:name="P26" style:family="paragraph" style:parent-style-name="Standard">
      <style:text-properties fo:color="#000000" officeooo:rsid="0007da09" officeooo:paragraph-rsid="0007da09"/>
    </style:style>
    <style:style style:name="P27" style:family="paragraph" style:parent-style-name="Standard">
      <style:text-properties fo:color="#000000" fo:font-weight="normal" officeooo:rsid="001597b3" officeooo:paragraph-rsid="0009bf45" style:font-weight-asian="normal" style:font-weight-complex="normal"/>
    </style:style>
    <style:style style:name="P28" style:family="paragraph" style:parent-style-name="Standard">
      <style:text-properties fo:color="#000000" fo:font-weight="normal" officeooo:rsid="000e0639" officeooo:paragraph-rsid="0009bf45" style:font-weight-asian="normal" style:font-weight-complex="normal"/>
    </style:style>
    <style:style style:name="P29" style:family="paragraph" style:parent-style-name="Standard">
      <style:text-properties fo:color="#000000" officeooo:rsid="0009b52b" officeooo:paragraph-rsid="0009b52b"/>
    </style:style>
    <style:style style:name="P30" style:family="paragraph" style:parent-style-name="Standard">
      <style:text-properties fo:color="#8d1d75" officeooo:rsid="000478c9" officeooo:paragraph-rsid="000478c9"/>
    </style:style>
    <style:style style:name="P31" style:family="paragraph" style:parent-style-name="Standard">
      <style:text-properties fo:color="#8d1d75" officeooo:rsid="00064d5c" officeooo:paragraph-rsid="00064d5c"/>
    </style:style>
    <style:style style:name="P32" style:family="paragraph" style:parent-style-name="Standard">
      <style:text-properties fo:color="#8d1d75" officeooo:rsid="0007da09" officeooo:paragraph-rsid="0007da09"/>
    </style:style>
    <style:style style:name="P33" style:family="paragraph" style:parent-style-name="Standard">
      <style:text-properties fo:color="#8d1d75" officeooo:rsid="0009b52b" officeooo:paragraph-rsid="0009b52b"/>
    </style:style>
    <style:style style:name="P34" style:family="paragraph" style:parent-style-name="Standard">
      <style:text-properties fo:color="#8d1d75" fo:font-weight="bold" officeooo:rsid="001597b3" officeooo:paragraph-rsid="0009bf45" style:font-weight-asian="bold" style:font-weight-complex="bold"/>
    </style:style>
    <style:style style:name="P35" style:family="paragraph" style:parent-style-name="Standard">
      <style:text-properties fo:color="#8d1d75" fo:font-weight="normal" officeooo:rsid="001597b3" officeooo:paragraph-rsid="0009bf45" style:font-weight-asian="normal" style:font-weight-complex="normal"/>
    </style:style>
    <style:style style:name="P36" style:family="paragraph" style:parent-style-name="Standard">
      <style:text-properties fo:color="#a7074b" officeooo:rsid="001230e8" officeooo:paragraph-rsid="001230e8"/>
    </style:style>
    <style:style style:name="P37" style:family="paragraph" style:parent-style-name="Standard">
      <style:text-properties fo:color="#861141" officeooo:rsid="0009bf45" officeooo:paragraph-rsid="0009bf45"/>
    </style:style>
    <style:style style:name="P38" style:family="paragraph" style:parent-style-name="Standard">
      <style:text-properties fo:color="#861141" fo:font-weight="bold" officeooo:rsid="000acd22" officeooo:paragraph-rsid="000acd22" style:font-weight-asian="bold" style:font-weight-complex="bold"/>
    </style:style>
    <style:style style:name="P39" style:family="paragraph" style:parent-style-name="Standard">
      <style:text-properties fo:color="#861141" fo:font-weight="normal" officeooo:rsid="000acd22" officeooo:paragraph-rsid="000acd22" style:font-weight-asian="normal" style:font-weight-complex="normal"/>
    </style:style>
    <style:style style:name="P40" style:family="paragraph" style:parent-style-name="Standard">
      <style:text-properties fo:color="#861141" fo:font-weight="normal" officeooo:rsid="000be202" officeooo:paragraph-rsid="000be202" style:font-weight-asian="normal" style:font-weight-complex="normal"/>
    </style:style>
    <style:style style:name="P41" style:family="paragraph" style:parent-style-name="Standard">
      <style:text-properties fo:color="#861141" fo:font-weight="normal" officeooo:rsid="001597b3" officeooo:paragraph-rsid="0009bf45" style:font-weight-asian="normal" style:font-weight-complex="normal"/>
    </style:style>
    <style:style style:name="P42" style:family="paragraph" style:parent-style-name="Standard">
      <style:text-properties fo:color="#861141" fo:font-weight="normal" officeooo:rsid="000cdb23" officeooo:paragraph-rsid="000cdb23" style:font-weight-asian="normal" style:font-weight-complex="normal"/>
    </style:style>
    <style:style style:name="P43" style:family="paragraph" style:parent-style-name="Standard">
      <style:text-properties fo:color="#861141" fo:font-weight="normal" officeooo:rsid="000e8370" officeooo:paragraph-rsid="000e8370" style:font-weight-asian="normal" style:font-weight-complex="normal"/>
    </style:style>
    <style:style style:name="P44" style:family="paragraph" style:parent-style-name="Standard">
      <style:text-properties fo:font-weight="normal" officeooo:rsid="001597b3" officeooo:paragraph-rsid="0009bf45" style:font-weight-asian="normal" style:font-weight-complex="normal"/>
    </style:style>
    <style:style style:name="P45" style:family="paragraph" style:parent-style-name="Standard">
      <style:text-properties fo:font-weight="normal" officeooo:rsid="001597b3" officeooo:paragraph-rsid="000be202" style:font-weight-asian="normal" style:font-weight-complex="normal"/>
    </style:style>
    <style:style style:name="P46" style:family="paragraph" style:parent-style-name="Standard">
      <style:text-properties fo:font-weight="normal" officeooo:rsid="000acd22" officeooo:paragraph-rsid="000acd22" style:font-weight-asian="normal" style:font-weight-complex="normal"/>
    </style:style>
    <style:style style:name="P47" style:family="paragraph" style:parent-style-name="Standard">
      <style:text-properties fo:font-weight="normal" officeooo:rsid="000e0639" officeooo:paragraph-rsid="000e0639" style:font-weight-asian="normal" style:font-weight-complex="normal"/>
    </style:style>
    <style:style style:name="P48" style:family="paragraph" style:parent-style-name="Standard">
      <style:text-properties fo:font-weight="normal" officeooo:rsid="001597b3" officeooo:paragraph-rsid="0009bf45" fo:background-color="transparent" style:font-weight-asian="normal" style:font-weight-complex="normal"/>
    </style:style>
    <style:style style:name="P49" style:family="paragraph" style:parent-style-name="Standard">
      <style:text-properties fo:font-weight="normal" officeooo:rsid="000e0639" officeooo:paragraph-rsid="000e8370" fo:background-color="transparent" style:font-weight-asian="normal" style:font-weight-complex="normal"/>
    </style:style>
    <style:style style:name="P50" style:family="paragraph" style:parent-style-name="Standard">
      <style:text-properties officeooo:paragraph-rsid="0009bf45"/>
    </style:style>
    <style:style style:name="P51" style:family="paragraph" style:parent-style-name="Standard">
      <style:text-properties officeooo:paragraph-rsid="00103ad5"/>
    </style:style>
    <style:style style:name="T1" style:family="text">
      <style:text-properties fo:color="#780373"/>
    </style:style>
    <style:style style:name="T2" style:family="text">
      <style:text-properties fo:color="#111111" fo:font-weight="normal" officeooo:rsid="0001fc77" style:font-weight-asian="normal" style:font-weight-complex="normal"/>
    </style:style>
    <style:style style:name="T3" style:family="text">
      <style:text-properties fo:color="#111111" fo:font-weight="bold" officeooo:rsid="0001fc77" fo:background-color="#ffff00" loext:char-shading-value="0" style:font-weight-asian="bold" style:font-weight-complex="bold"/>
    </style:style>
    <style:style style:name="T4" style:family="text">
      <style:text-properties officeooo:rsid="000478a4"/>
    </style:style>
    <style:style style:name="T5" style:family="text">
      <style:text-properties fo:background-color="#ffff00" loext:char-shading-value="0"/>
    </style:style>
    <style:style style:name="T6" style:family="text">
      <style:text-properties fo:color="#8d1d75" style:font-name="Liberation Serif1" fo:font-size="12pt" fo:font-weight="normal" officeooo:rsid="00103ad5" style:font-name-asian="NSimSun" style:font-size-asian="12pt" style:font-weight-asian="normal" style:font-name-complex="Lucida Sans" style:font-size-complex="12pt" style:font-weight-complex="normal"/>
    </style:style>
    <style:style style:name="T7" style:family="text">
      <style:text-properties fo:color="#000000"/>
    </style:style>
    <style:style style:name="T8" style:family="text">
      <style:text-properties fo:color="#000000" fo:font-weight="normal" officeooo:rsid="000e0639" style:font-weight-asian="normal" style:font-weight-complex="normal"/>
    </style:style>
    <style:style style:name="T9" style:family="text">
      <style:text-properties fo:font-weight="bold" officeooo:rsid="001597b3" style:font-weight-asian="bold" style:font-weight-complex="bold"/>
    </style:style>
    <style:style style:name="T10" style:family="text">
      <style:text-properties fo:font-weight="bold" officeooo:rsid="000acd22" fo:background-color="#ffff00" loext:char-shading-value="0" style:font-weight-asian="bold" style:font-weight-complex="bold"/>
    </style:style>
    <style:style style:name="T11" style:family="text">
      <style:text-properties fo:font-weight="bold" fo:background-color="#ffff00" loext:char-shading-value="0" style:font-weight-asian="bold" style:font-weight-complex="bold"/>
    </style:style>
    <style:style style:name="T12" style:family="text">
      <style:text-properties fo:color="#861141"/>
    </style:style>
    <style:style style:name="T13" style:family="text">
      <style:text-properties fo:color="#861141" officeooo:rsid="000e8370"/>
    </style:style>
    <style:style style:name="T14" style:family="text">
      <style:text-properties officeooo:rsid="00103ad5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103ad5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5">Postgres Servr Status</text:p>
      <text:p text:style-name="P11">root@my:~# service postgresql status</text:p>
      <text:p text:style-name="P3">● postgresql.service - PostgreSQL RDBMS</text:p>
      <text:p text:style-name="P3"><text:s text:c="5"/>Loaded: loaded (/lib/systemd/system/postgresql.service; disabled; vendor preset: disabled)</text:p>
      <text:p text:style-name="P3"><text:s text:c="5"/>Active: active (exited) since Thu 2020-04-30 11:08:34 IST; 2s ago</text:p>
      <text:p text:style-name="P3"><text:s text:c="4"/>Process: 2702 ExecStart=/bin/true (code=exited, status=0/SUCCESS)</text:p>
      <text:p text:style-name="P3"><text:s text:c="3"/>Main PID: 2702 (code=exited, status=0/SUCCESS)</text:p>
      <text:p text:style-name="P3"/>
      <text:p text:style-name="P3">Apr 30 11:08:34 my systemd[1]: Starting PostgreSQL RDBMS...</text:p>
      <text:p text:style-name="P2">Apr 30 11:08:34 my systemd[1]: Finished PostgreSQL RDBMS.</text:p>
      <text:p text:style-name="P2"/>
      <text:p text:style-name="P6">Login Postgres user</text:p>
      <text:p text:style-name="P17">root@my:~# sudo su – postgresql</text:p>
      <text:p text:style-name="P8"><text:a xlink:type="simple" xlink:href="mailto:postgres@my" text:style-name="Internet_20_link" text:visited-style-name="Visited_20_Internet_20_Link">postgres@my</text:a>:~$</text:p>
      <text:p text:style-name="P8"/>
      <text:p text:style-name="P8"><text:span text:style-name="T1">psostgersql Shell</text:span> </text:p>
      <text:p text:style-name="P7">postgres@my:~$ psql</text:p>
      <text:p text:style-name="P3">psql (12.2 (Debian 12.2-4), server 11.5 (Debian 11.5-1))</text:p>
      <text:p text:style-name="P8">Type "help" for help.</text:p>
      <text:p text:style-name="P8"/>
      <text:p text:style-name="P6">List the database</text:p>
      <text:p text:style-name="P17">postgres=# \l</text:p>
      <text:p text:style-name="P3"><text:s text:c="3"/>List of databases</text:p>
      <text:p text:style-name="P3"><text:s text:c="3"/>Name <text:s text:c="3"/>| <text:s/>Owner <text:s text:c="2"/>| Encoding | Collate | <text:s/>Ctype <text:s/>| <text:s text:c="2"/>Access privileges <text:s text:c="2"/></text:p>
      <text:p text:style-name="P3">-----------+----------+----------+---------+---------+-----------------------</text:p>
      <text:p text:style-name="P3"><text:s/>msf <text:s text:c="6"/>| msf <text:s text:c="5"/>| UTF8 <text:s text:c="4"/>| C.UTF-8 | C.UTF-8 | </text:p>
      <text:p text:style-name="P3"><text:s/>msf_test <text:s/>| msf <text:s text:c="5"/>| UTF8 <text:s text:c="4"/>| C.UTF-8 | C.UTF-8 | </text:p>
      <text:p text:style-name="P3"><text:s/>postgres <text:s/>| postgres | UTF8 <text:s text:c="4"/>| C.UTF-8 | C.UTF-8 | </text:p>
      <text:p text:style-name="P3"><text:s/>template0 | postgres | UTF8 <text:s text:c="4"/>| C.UTF-8 | C.UTF-8 | =c/postgres <text:s text:c="9"/>+</text:p>
      <text:p text:style-name="P3"><text:s text:c="11"/>| <text:s text:c="9"/>| <text:s text:c="9"/>| <text:s text:c="8"/>| <text:s text:c="8"/>| postgres=CTc/postgres</text:p>
      <text:p text:style-name="P3"><text:s/>template1 | postgres | UTF8 <text:s text:c="4"/>| C.UTF-8 | C.UTF-8 | =c/postgres <text:s text:c="9"/>+</text:p>
      <text:p text:style-name="P3"><text:s text:c="11"/>| <text:s text:c="9"/>| <text:s text:c="9"/>| <text:s text:c="8"/>| <text:s text:c="8"/>| postgres=CTc/postgres</text:p>
      <text:p text:style-name="P3"><text:s/>testdb1 <text:s text:c="2"/>| postgres | UTF8 <text:s text:c="4"/>| C.UTF-8 | C.UTF-8 | </text:p>
      <text:p text:style-name="P8">(6 rows)</text:p>
      <text:p text:style-name="P8"/>
      <text:p text:style-name="P6">selecting Database</text:p>
      <text:p text:style-name="P17">postgres=# \c testdb1</text:p>
      <text:p text:style-name="P3">psql (12.2 (Debian 12.2-4), server 11.5 (Debian 11.5-1))</text:p>
      <text:p text:style-name="P3">You are now connected to database "testdb1" as user "postgres".</text:p>
      <text:p text:style-name="P8">testdb1=# </text:p>
      <text:p text:style-name="P8"/>
      <text:p text:style-name="P3"><text:span text:style-name="T3">testdb1=# \c postgres</text:span><text:span text:style-name="T2"> </text:span></text:p>
      <text:p text:style-name="P8">psql (12.2 (Debian 12.2-4), server 11.5 (Debian 11.5-1))</text:p>
      <text:p text:style-name="P8">You are now connected to database "postgres" as user "postgres".</text:p>
      <text:p text:style-name="P8">postgres=# </text:p>
      <text:p text:style-name="P8"/>
      <text:p text:style-name="P6">Set the search path</text:p>
      <text:p text:style-name="P17">postgres=# SET search_path TO information;</text:p>
      <text:p text:style-name="P8">SET</text:p>
      <text:p text:style-name="P7"/>
      <text:p text:style-name="P8"/>
      <text:p text:style-name="P4"><text:soft-page-break/><text:span text:style-name="T4">L</text:span>ist the Tables</text:p>
      <text:p text:style-name="P18">postgres=# \d</text:p>
      <text:p text:style-name="P9">List of relations</text:p>
      <text:p text:style-name="P9"><text:s text:c="3"/>Schema <text:s text:c="3"/>| <text:s text:c="2"/>Name <text:s text:c="2"/>| Type <text:s/>| <text:s/>Owner <text:s text:c="2"/></text:p>
      <text:p text:style-name="P9">-------------+----------+-------+----------</text:p>
      <text:p text:style-name="P9"><text:s/>information | Teachers | table | postgres</text:p>
      <text:p text:style-name="P9"><text:s/>information | students | table | postgres</text:p>
      <text:p text:style-name="P9"><text:s/>information | test <text:s text:c="4"/>| table | postgres</text:p>
      <text:p text:style-name="P9">(3 rows)</text:p>
      <text:p text:style-name="P9"/>
      <text:p text:style-name="P30">List the Schema</text:p>
      <text:p text:style-name="P23">postgres=# \dn</text:p>
      <text:p text:style-name="P9"><text:s text:c="4"/>List of schemas</text:p>
      <text:p text:style-name="P9"><text:s text:c="4"/>Name <text:s text:c="4"/>| <text:s/>Owner <text:s text:c="2"/></text:p>
      <text:p text:style-name="P9">-------------+----------</text:p>
      <text:p text:style-name="P9"><text:s/>information | postgres</text:p>
      <text:p text:style-name="P9"><text:s/>public <text:s text:c="5"/>| postgres</text:p>
      <text:p text:style-name="P9"><text:s/>samplee <text:s text:c="4"/>| postgres</text:p>
      <text:p text:style-name="P9">(3 rows)</text:p>
      <text:p text:style-name="P9">postgres=# </text:p>
      <text:p text:style-name="P9"/>
      <text:p text:style-name="P31">List the User</text:p>
      <text:p text:style-name="P19">postgres=# \du</text:p>
      <text:p text:style-name="P25"><text:s text:c="35"/>List of roles</text:p>
      <text:p text:style-name="P25"><text:s/>Role name | <text:s text:c="24"/>Attributes <text:s text:c="24"/>| Member of </text:p>
      <text:p text:style-name="P25">-----------+------------------------------------------------------------+-----------</text:p>
      <text:p text:style-name="P25"><text:s/>msf <text:s text:c="6"/>| <text:s text:c="59"/>| {}</text:p>
      <text:p text:style-name="P25"><text:s/>postgres <text:s/>| Superuser, Create role, Create DB, Replication, Bypass RLS | {}</text:p>
      <text:p text:style-name="P25"><text:s/>user_1 <text:s text:c="3"/>| Superuser <text:s text:c="49"/>| {}</text:p>
      <text:p text:style-name="P25"/>
      <text:p text:style-name="P31">Alter the User paermission</text:p>
      <text:p text:style-name="P18">postgres=# ALTER USER user_1 WITH CreateDB;</text:p>
      <text:p text:style-name="P9">ALTER ROLE</text:p>
      <text:p text:style-name="P18">postgres=# \du</text:p>
      <text:p text:style-name="P9"><text:s text:c="35"/>List of roles</text:p>
      <text:p text:style-name="P9"><text:s/>Role name | <text:s text:c="24"/>Attributes <text:s text:c="24"/>| Member of </text:p>
      <text:p text:style-name="P9">-----------+------------------------------------------------------------+-----------</text:p>
      <text:p text:style-name="P9"><text:s/>msf <text:s text:c="6"/>| <text:s text:c="59"/>| {}</text:p>
      <text:p text:style-name="P9"><text:s/>postgres <text:s/>| Superuser, Create role, Create DB, Replication, Bypass RLS | {}</text:p>
      <text:p text:style-name="P9"><text:s/>user_1 <text:s text:c="3"/>| Superuser, Create DB <text:s text:c="38"/>| {}</text:p>
      <text:p text:style-name="P9"/>
      <text:p text:style-name="P18">postgres=# ALTER USER user_1 WITH Createrole;</text:p>
      <text:p text:style-name="P9">ALTER ROLE</text:p>
      <text:p text:style-name="P18">postgres=# \du</text:p>
      <text:p text:style-name="P9"><text:s text:c="35"/>List of roles</text:p>
      <text:p text:style-name="P9"><text:s/>Role name | <text:s text:c="24"/>Attributes <text:s text:c="24"/>| Member of </text:p>
      <text:p text:style-name="P9">-----------+------------------------------------------------------------+-----------</text:p>
      <text:p text:style-name="P9"><text:s/>msf <text:s text:c="6"/>| <text:s text:c="59"/>| {}</text:p>
      <text:p text:style-name="P9"><text:s/>postgres <text:s/>| Superuser, Create role, Create DB, Replication, Bypass RLS | {}</text:p>
      <text:p text:style-name="P9"><text:s/>user_1 <text:s text:c="3"/>| Superuser, Create role, Create DB <text:s text:c="25"/>| {}</text:p>
      <text:p text:style-name="P9"/>
      <text:p text:style-name="P9">postgres=# </text:p>
      <text:p text:style-name="P32"><text:soft-page-break/>Create user with password</text:p>
      <text:p text:style-name="P18">postgres=# CREATE USER User_2 WITH PASSWORD '12345678' SUPERUSER;</text:p>
      <text:p text:style-name="P9">CREATE ROLE</text:p>
      <text:p text:style-name="P18">postgres=# \du</text:p>
      <text:p text:style-name="P9"><text:s text:c="35"/>List of roles</text:p>
      <text:p text:style-name="P9"><text:s/>Role name | <text:s text:c="24"/>Attributes <text:s text:c="24"/>| Member of </text:p>
      <text:p text:style-name="P9">-----------+------------------------------------------------------------+-----------</text:p>
      <text:p text:style-name="P9"><text:s/>msf <text:s text:c="6"/>| <text:s text:c="59"/>| {}</text:p>
      <text:p text:style-name="P9"><text:s/>postgres <text:s/>| Superuser, Create role, Create DB, Replication, Bypass RLS | {}</text:p>
      <text:p text:style-name="P9"><text:s/>user_1 <text:s text:c="3"/>| Superuser, Create role, Create DB <text:s text:c="25"/>| {}</text:p>
      <text:p text:style-name="P9"><text:s/>user_2 <text:s text:c="3"/>| Superuser <text:s text:c="49"/>| {}</text:p>
      <text:p text:style-name="P9"/>
      <text:p text:style-name="P9">postgres=#</text:p>
      <text:p text:style-name="P9"/>
      <text:p text:style-name="P32">Change user Password</text:p>
      <text:p text:style-name="P18">postgres=# ALTER USER user_1 PASSWORD 'test123';</text:p>
      <text:p text:style-name="P9">ALTER ROLE</text:p>
      <text:p text:style-name="P32"/>
      <text:p text:style-name="P33">Switching database connection </text:p>
      <text:p text:style-name="P20">postgres=# \connect testdb1</text:p>
      <text:p text:style-name="P26">psql (12.2 (Debian 12.2-4), server 11.5 (Debian 11.5-1))</text:p>
      <text:p text:style-name="P26">You are now connected to database "testdb1" as user "postgres".</text:p>
      <text:p text:style-name="P26">testdb1=#</text:p>
      <text:p text:style-name="P26"/>
      <text:p text:style-name="P37">Inserting data into Table</text:p>
      <text:p text:style-name="P12">postgres=# INSERT INTO test (no,name,age) VALUES (1,'ram',25);</text:p>
      <text:p text:style-name="P27">INSERT 0 1</text:p>
      <text:p text:style-name="P29"/>
      <text:p text:style-name="P37">Select data from table</text:p>
      <text:p text:style-name="P21">postgres=# SELECT * FROM test;</text:p>
      <text:p text:style-name="P34"/>
      <text:p text:style-name="P44">no | name | age </text:p>
      <text:p text:style-name="P44">----+------+-----</text:p>
      <text:p text:style-name="P44"><text:s text:c="2"/>1 | ram <text:s/>| <text:s/>25</text:p>
      <text:p text:style-name="P44"><text:s text:c="2"/>2 | raj <text:s/>| <text:s/>35</text:p>
      <text:p text:style-name="P44"/>
      <text:p text:style-name="P12">postgres=# SELECT * from TEST;</text:p>
      <text:p text:style-name="P44"><text:s/>no | name <text:s/>| age </text:p>
      <text:p text:style-name="P44">----+-------+-----</text:p>
      <text:p text:style-name="P44"><text:s text:c="2"/>1 | ram <text:s text:c="2"/>| <text:s/>25</text:p>
      <text:p text:style-name="P44"><text:s text:c="2"/>2 | raj <text:s text:c="2"/>| <text:s/>35</text:p>
      <text:p text:style-name="P44"><text:s text:c="2"/>2 | raja <text:s/>| <text:s/>35</text:p>
      <text:p text:style-name="P44"><text:s text:c="2"/>3 | raja <text:s/>| <text:s/>25</text:p>
      <text:p text:style-name="P44"><text:s text:c="2"/>4 | ravi <text:s/>| <text:s/>25</text:p>
      <text:p text:style-name="P44"><text:s text:c="2"/>5 | arun <text:s/>| <text:s/>25</text:p>
      <text:p text:style-name="P44"><text:s text:c="2"/>6 | anbu <text:s/>| <text:s/>24</text:p>
      <text:p text:style-name="P44"><text:s text:c="2"/>7 | bala <text:s/>| <text:s/>34</text:p>
      <text:p text:style-name="P44"><text:s/>10 | deva <text:s/>| <text:s/>28</text:p>
      <text:p text:style-name="P44"><text:s/>14 | mani <text:s/>| <text:s/>41</text:p>
      <text:p text:style-name="P44"><text:s text:c="2"/>8 | kavi <text:s/>| <text:s/>21</text:p>
      <text:p text:style-name="P44"><text:s/>11 | roja <text:s/>| <text:s/>21</text:p>
      <text:p text:style-name="P44"><text:s text:c="2"/>9 | rani <text:s/>| <text:s/>23</text:p>
      <text:p text:style-name="P44"><text:soft-page-break/><text:s/>12 | guna <text:s/>| <text:s/>26</text:p>
      <text:p text:style-name="P44"><text:s/>17 | guru <text:s/>| <text:s/>29</text:p>
      <text:p text:style-name="P44"><text:s/>13 | mathi | <text:s/>43</text:p>
      <text:p text:style-name="P44">(16 rows)</text:p>
      <text:p text:style-name="P44"/>
      <text:p text:style-name="P38">Remove duplicat value</text:p>
      <text:p text:style-name="P12">postgres=# SELECT DISTINCT name FROM test;</text:p>
      <text:p text:style-name="P44"><text:s/>name <text:s/></text:p>
      <text:p text:style-name="P44">-------</text:p>
      <text:p text:style-name="P44"><text:s/>mathi</text:p>
      <text:p text:style-name="P44"><text:s/>deva</text:p>
      <text:p text:style-name="P44"><text:s/>arun</text:p>
      <text:p text:style-name="P44"><text:s/>guna</text:p>
      <text:p text:style-name="P44"><text:s/>raja</text:p>
      <text:p text:style-name="P44"><text:s/>anbu</text:p>
      <text:p text:style-name="P44"><text:s/>rani</text:p>
      <text:p text:style-name="P44"><text:s/>bala</text:p>
      <text:p text:style-name="P44"><text:s/>raj</text:p>
      <text:p text:style-name="P44"><text:s/>kavi</text:p>
      <text:p text:style-name="P44"><text:s/>ram</text:p>
      <text:p text:style-name="P44"><text:s/>guru</text:p>
      <text:p text:style-name="P44"><text:s/>roja</text:p>
      <text:p text:style-name="P44"><text:s/>ravi</text:p>
      <text:p text:style-name="P44"><text:s/>mani</text:p>
      <text:p text:style-name="P44">(15 rows)</text:p>
      <text:p text:style-name="P44"/>
      <text:p text:style-name="P39">Display data in order by</text:p>
      <text:p text:style-name="P44"><text:s/><text:span text:style-name="T11">postgres=# SELECT * FROM test ORDER BY n</text:span><text:span text:style-name="T10">ame</text:span><text:span text:style-name="T11">;</text:span></text:p>
      <text:p text:style-name="P44"/>
      <text:p text:style-name="P44"><text:s/>no | name <text:s/>| age </text:p>
      <text:p text:style-name="P44">----+-------+-----</text:p>
      <text:p text:style-name="P44"><text:s text:c="2"/>6 | anbu <text:s/>| <text:s/>24</text:p>
      <text:p text:style-name="P44"><text:s text:c="2"/>5 | arun <text:s/>| <text:s/>25</text:p>
      <text:p text:style-name="P44"><text:s text:c="2"/>7 | bala <text:s/>| <text:s/>34</text:p>
      <text:p text:style-name="P44"><text:s/>10 | deva <text:s/>| <text:s/>28</text:p>
      <text:p text:style-name="P44"><text:s/>12 | guna <text:s/>| <text:s/>26</text:p>
      <text:p text:style-name="P44"><text:s/>17 | guru <text:s/>| <text:s/>29</text:p>
      <text:p text:style-name="P44"><text:s text:c="2"/>8 | kavi <text:s/>| <text:s/>21</text:p>
      <text:p text:style-name="P44"><text:s/>14 | mani <text:s/>| <text:s/>41</text:p>
      <text:p text:style-name="P44"><text:s/>13 | mathi | <text:s/>43</text:p>
      <text:p text:style-name="P44"><text:s text:c="2"/>2 | raj <text:s text:c="2"/>| <text:s/>35</text:p>
      <text:p text:style-name="P44"><text:s text:c="2"/>2 | raja <text:s/>| <text:s/>35</text:p>
      <text:p text:style-name="P44"><text:s text:c="2"/>3 | raja <text:s/>| <text:s/>25</text:p>
      <text:p text:style-name="P44"><text:s text:c="2"/>1 | ram <text:s text:c="2"/>| <text:s/>25</text:p>
      <text:p text:style-name="P44"><text:s text:c="2"/>9 | rani <text:s/>| <text:s/>23</text:p>
      <text:p text:style-name="P44"><text:s text:c="2"/>4 | ravi <text:s/>| <text:s/>25</text:p>
      <text:p text:style-name="P44"><text:s/>11 | roja <text:s/>| <text:s/>21</text:p>
      <text:p text:style-name="P44">(16 rows)</text:p>
      <text:p text:style-name="P44"/>
      <text:p text:style-name="P44"/>
      <text:p text:style-name="P44"/>
      <text:p text:style-name="P44"/>
      <text:p text:style-name="P14"><text:soft-page-break/>postgres=# SELECT DISTINCT ON (name) name, age FROM test ORDER BY name;</text:p>
      <text:p text:style-name="P46"><text:s/>name <text:s/>| age </text:p>
      <text:p text:style-name="P46">-------+-----</text:p>
      <text:p text:style-name="P46"><text:s/>anbu <text:s/>| <text:s/>24</text:p>
      <text:p text:style-name="P46"><text:s/>arun <text:s/>| <text:s/>25</text:p>
      <text:p text:style-name="P46"><text:s/>bala <text:s/>| <text:s/>34</text:p>
      <text:p text:style-name="P46"><text:s/>deva <text:s/>| <text:s/>28</text:p>
      <text:p text:style-name="P46"><text:s/>guna <text:s/>| <text:s/>26</text:p>
      <text:p text:style-name="P46"><text:s/>guru <text:s/>| <text:s/>29</text:p>
      <text:p text:style-name="P46"><text:s/>kavi <text:s/>| <text:s/>21</text:p>
      <text:p text:style-name="P46"><text:s/>mani <text:s/>| <text:s/>41</text:p>
      <text:p text:style-name="P46"><text:s/>mathi | <text:s/>43</text:p>
      <text:p text:style-name="P46"><text:s/>raj <text:s text:c="2"/>| <text:s/>35</text:p>
      <text:p text:style-name="P46"><text:s/>raja <text:s/>| <text:s/>35</text:p>
      <text:p text:style-name="P46"><text:s/>ram <text:s text:c="2"/>| <text:s/>25</text:p>
      <text:p text:style-name="P46"><text:s/>rani <text:s/>| <text:s/>23</text:p>
      <text:p text:style-name="P46"><text:s/>ravi <text:s/>| <text:s/>25</text:p>
      <text:p text:style-name="P46"><text:s/>roja <text:s/>| <text:s/>21</text:p>
      <text:p text:style-name="P46">(15 rows)</text:p>
      <text:p text:style-name="P44"/>
      <text:p text:style-name="P44"/>
      <text:p text:style-name="P40">Display <text:s/>particular row value in table</text:p>
      <text:p text:style-name="P13">postgres=# SELECT <text:s/>name,no FROM test WHERE name = 'raja';</text:p>
      <text:p text:style-name="P45"><text:s/>name | no </text:p>
      <text:p text:style-name="P45">------+----</text:p>
      <text:p text:style-name="P45"><text:s/>raja | <text:s/>2</text:p>
      <text:p text:style-name="P45"><text:s/>raja | <text:s/>3</text:p>
      <text:p text:style-name="P45">(2 rows)</text:p>
      <text:p text:style-name="P44"/>
      <text:p text:style-name="P13">postgres=# SELECT <text:s/>name,no,age FROM test WHERE name IN ('raj','raja','ram');</text:p>
      <text:p text:style-name="P45"><text:s/>name | no | age </text:p>
      <text:p text:style-name="P45">------+----+-----</text:p>
      <text:p text:style-name="P45"><text:s/>ram <text:s/>| <text:s/>1 | <text:s/>25</text:p>
      <text:p text:style-name="P45"><text:s/>raj <text:s/>| <text:s/>2 | <text:s/>35</text:p>
      <text:p text:style-name="P45"><text:s/>raja | <text:s/>2 | <text:s/>35</text:p>
      <text:p text:style-name="P45"><text:s/>raja | <text:s/>3 | <text:s/>25</text:p>
      <text:p text:style-name="P45">(4 rows)</text:p>
      <text:p text:style-name="P44"/>
      <text:p text:style-name="P13">postgres=# SELECT <text:s/>name,no,age FROM test WHERE name = 'raja' AND no=3;</text:p>
      <text:p text:style-name="P45"><text:s/>name | no | age </text:p>
      <text:p text:style-name="P45">------+----+-----</text:p>
      <text:p text:style-name="P45"><text:s/>raja | <text:s/>3 | <text:s/>25</text:p>
      <text:p text:style-name="P45">(1 row)</text:p>
      <text:p text:style-name="P45"/>
      <text:p text:style-name="P13">postgres=# SELECT <text:s/>name,no,age FROM test WHERE name = 'raja' OR no=3;</text:p>
      <text:p text:style-name="P45"><text:s/>name | no | age </text:p>
      <text:p text:style-name="P45">------+----+-----</text:p>
      <text:p text:style-name="P45"><text:s/>raja | <text:s/>2 | <text:s/>35</text:p>
      <text:p text:style-name="P45"><text:s/>raja | <text:s/>3 | <text:s/>25</text:p>
      <text:p text:style-name="P45">(2 rows)</text:p>
      <text:p text:style-name="P45"/>
      <text:p text:style-name="P44"/>
      <text:p text:style-name="P15"><text:soft-page-break/><text:span text:style-name="T5">postgres=# SELECT * FROM test WHERE name != 'raja';</text:span></text:p>
      <text:p text:style-name="P44"><text:s/>no | name <text:s/>| age </text:p>
      <text:p text:style-name="P44">----+-------+-----</text:p>
      <text:p text:style-name="P44"><text:s text:c="2"/>1 | ram <text:s text:c="2"/>| <text:s/>25</text:p>
      <text:p text:style-name="P44"><text:s text:c="2"/>2 | raj <text:s text:c="2"/>| <text:s/>35</text:p>
      <text:p text:style-name="P44"><text:s text:c="2"/>4 | ravi <text:s/>| <text:s/>25</text:p>
      <text:p text:style-name="P44"><text:s text:c="2"/>5 | arun <text:s/>| <text:s/>25</text:p>
      <text:p text:style-name="P44"><text:s text:c="2"/>6 | anbu <text:s/>| <text:s/>24</text:p>
      <text:p text:style-name="P44"><text:s text:c="2"/>7 | bala <text:s/>| <text:s/>34</text:p>
      <text:p text:style-name="P44"><text:s/>10 | deva <text:s/>| <text:s/>28</text:p>
      <text:p text:style-name="P44"><text:s/>14 | mani <text:s/>| <text:s/>41</text:p>
      <text:p text:style-name="P44"><text:s text:c="2"/>8 | kavi <text:s/>| <text:s/>21</text:p>
      <text:p text:style-name="P44"><text:s/>11 | roja <text:s/>| <text:s/>21</text:p>
      <text:p text:style-name="P44"><text:s text:c="2"/>9 | rani <text:s/>| <text:s/>23</text:p>
      <text:p text:style-name="P44"><text:s/>12 | guna <text:s/>| <text:s/>26</text:p>
      <text:p text:style-name="P44"><text:s/>17 | guru <text:s/>| <text:s/>29</text:p>
      <text:p text:style-name="P44"><text:s/>13 | mathi | <text:s/>43</text:p>
      <text:p text:style-name="P44">(14 rows)</text:p>
      <text:p text:style-name="P44"/>
      <text:p text:style-name="P12">postgres=# SELECT * FROM test WHERE no &gt; 5;</text:p>
      <text:p text:style-name="P44"><text:s/>no | name <text:s/>| age </text:p>
      <text:p text:style-name="P44">----+-------+-----</text:p>
      <text:p text:style-name="P44"><text:s text:c="2"/>6 | anbu <text:s/>| <text:s/>24</text:p>
      <text:p text:style-name="P44"><text:s text:c="2"/>7 | bala <text:s/>| <text:s/>34</text:p>
      <text:p text:style-name="P44"><text:s/>10 | deva <text:s/>| <text:s/>28</text:p>
      <text:p text:style-name="P44"><text:s/>14 | mani <text:s/>| <text:s/>41</text:p>
      <text:p text:style-name="P44"><text:s text:c="2"/>8 | kavi <text:s/>| <text:s/>21</text:p>
      <text:p text:style-name="P44"><text:s/>11 | roja <text:s/>| <text:s/>21</text:p>
      <text:p text:style-name="P44"><text:s text:c="2"/>9 | rani <text:s/>| <text:s/>23</text:p>
      <text:p text:style-name="P44"><text:s/>12 | guna <text:s/>| <text:s/>26</text:p>
      <text:p text:style-name="P44"><text:s/>17 | guru <text:s/>| <text:s/>29</text:p>
      <text:p text:style-name="P44"><text:s/>13 | mathi | <text:s/>43</text:p>
      <text:p text:style-name="P44">(10 rows)</text:p>
      <text:p text:style-name="P44"/>
      <text:p text:style-name="P12">postgres=# SELECT * FROM test WHERE no &lt;= 5;</text:p>
      <text:p text:style-name="P44"><text:s/>no | name | age </text:p>
      <text:p text:style-name="P44">----+------+-----</text:p>
      <text:p text:style-name="P44"><text:s text:c="2"/>1 | ram <text:s/>| <text:s/>25</text:p>
      <text:p text:style-name="P44"><text:s text:c="2"/>2 | raj <text:s/>| <text:s/>35</text:p>
      <text:p text:style-name="P44"><text:s text:c="2"/>2 | raja | <text:s/>35</text:p>
      <text:p text:style-name="P44"><text:s text:c="2"/>3 | raja | <text:s/>25</text:p>
      <text:p text:style-name="P44"><text:s text:c="2"/>4 | ravi | <text:s/>25</text:p>
      <text:p text:style-name="P44"><text:s text:c="2"/>5 | arun | <text:s/>25</text:p>
      <text:p text:style-name="P44">(6 rows)</text:p>
      <text:p text:style-name="P44"/>
      <text:p text:style-name="P12">postgres=# SELECT * FROM test WHERE name LIKE 'ra%';</text:p>
      <text:p text:style-name="P44"><text:s/>no | name | age </text:p>
      <text:p text:style-name="P44">----+------+-----</text:p>
      <text:p text:style-name="P44"><text:s text:c="2"/>1 | ram <text:s/>| <text:s/>25</text:p>
      <text:p text:style-name="P44"><text:s text:c="2"/>2 | raj <text:s/>| <text:s/>35</text:p>
      <text:p text:style-name="P44"><text:s text:c="2"/>2 | raja | <text:s/>35</text:p>
      <text:p text:style-name="P44"><text:s text:c="2"/>3 | raja | <text:s/>25</text:p>
      <text:p text:style-name="P44"><text:soft-page-break/><text:s text:c="2"/>4 | ravi | <text:s/>25</text:p>
      <text:p text:style-name="P44"><text:s text:c="2"/>9 | rani | <text:s/>23</text:p>
      <text:p text:style-name="P44">(6 rows)</text:p>
      <text:p text:style-name="P41"/>
      <text:p text:style-name="P42">Limit </text:p>
      <text:p text:style-name="P12">postgres=# SELECT * FROM test LIMIT 5;</text:p>
      <text:p text:style-name="P44"><text:s/>no | name | age </text:p>
      <text:p text:style-name="P44">----+------+-----</text:p>
      <text:p text:style-name="P44"><text:s text:c="2"/>1 | ram <text:s/>| <text:s/>25</text:p>
      <text:p text:style-name="P44"><text:s text:c="2"/>2 | raj <text:s/>| <text:s/>35</text:p>
      <text:p text:style-name="P44"><text:s text:c="2"/>2 | raja | <text:s/>35</text:p>
      <text:p text:style-name="P44"><text:s text:c="2"/>3 | raja | <text:s/>25</text:p>
      <text:p text:style-name="P44"><text:s text:c="2"/>4 | ravi | <text:s/>25</text:p>
      <text:p text:style-name="P44">(5 rows)</text:p>
      <text:p text:style-name="P44"/>
      <text:p text:style-name="P44"/>
      <text:p text:style-name="P12">postgres=# SELECT * FROM test ORDER BY age LIMIT 5;</text:p>
      <text:p text:style-name="P44"><text:s/>no | name | age </text:p>
      <text:p text:style-name="P44">----+------+-----</text:p>
      <text:p text:style-name="P44"><text:s text:c="2"/>8 | kavi | <text:s/>21</text:p>
      <text:p text:style-name="P44"><text:s/>11 | roja | <text:s/>21</text:p>
      <text:p text:style-name="P44"><text:s text:c="2"/>9 | rani | <text:s/>23</text:p>
      <text:p text:style-name="P44"><text:s text:c="2"/>6 | anbu | <text:s/>24</text:p>
      <text:p text:style-name="P44"><text:s text:c="2"/>5 | arun | <text:s/>25</text:p>
      <text:p text:style-name="P44">(5 rows)</text:p>
      <text:p text:style-name="P44"/>
      <text:p text:style-name="P12">postgres=# SELECT * FROM test ORDER BY age LIMIT 5 OFFSET 3;</text:p>
      <text:p text:style-name="P44"><text:s/>no | name | age </text:p>
      <text:p text:style-name="P44">----+------+-----</text:p>
      <text:p text:style-name="P44"><text:s text:c="2"/>6 | anbu | <text:s/>24</text:p>
      <text:p text:style-name="P44"><text:s text:c="2"/>1 | ram <text:s/>| <text:s/>25</text:p>
      <text:p text:style-name="P44"><text:s text:c="2"/>3 | raja | <text:s/>25</text:p>
      <text:p text:style-name="P44"><text:s text:c="2"/>4 | ravi | <text:s/>25</text:p>
      <text:p text:style-name="P44"><text:s text:c="2"/>5 | arun | <text:s/>25</text:p>
      <text:p text:style-name="P44">(5 rows)</text:p>
      <text:p text:style-name="P41"/>
      <text:p text:style-name="P47"><text:span text:style-name="T12">Fetching First row only</text:span></text:p>
      <text:p text:style-name="P12">postgres=# SELECT * FROM test ORDER BY age FETCH FIRST ROW ONLY;</text:p>
      <text:p text:style-name="P48"><text:s/>no | name | age </text:p>
      <text:p text:style-name="P48">----+------+-----</text:p>
      <text:p text:style-name="P48"><text:s text:c="2"/>8 | kavi | <text:s/>21</text:p>
      <text:p text:style-name="P48">(1 row)</text:p>
      <text:p text:style-name="P12"/>
      <text:p text:style-name="P49"><text:span text:style-name="T12">Fetching First </text:span><text:span text:style-name="T13">5</text:span><text:span text:style-name="T12"> row only</text:span></text:p>
      <text:p text:style-name="P12">postgres=# SELECT * FROM test ORDER BY age FETCH FIRST 5 ROW ONLY;</text:p>
      <text:p text:style-name="P44"><text:s/>no | name | age </text:p>
      <text:p text:style-name="P44">----+------+-----</text:p>
      <text:p text:style-name="P44"><text:s text:c="2"/>8 | kavi | <text:s/>21</text:p>
      <text:p text:style-name="P44"><text:s/>11 | roja | <text:s/>21</text:p>
      <text:p text:style-name="P44"><text:s text:c="2"/>9 | rani | <text:s/>23</text:p>
      <text:p text:style-name="P44"><text:s text:c="2"/>6 | anbu | <text:s/>24</text:p>
      <text:p text:style-name="P44"><text:s text:c="2"/>5 | arun | <text:s/>25</text:p>
      <text:p text:style-name="P44"><text:soft-page-break/>(5 rows)</text:p>
      <text:p text:style-name="P44"/>
      <text:p text:style-name="P43">Getting perticular row <text:s/>(IN)</text:p>
      <text:p text:style-name="P22">postgres=# SELECT * FROM test WHERE age IN (21,41,25) ORDER BY no ASC;</text:p>
      <text:p text:style-name="P28"><text:s/>no | name | age </text:p>
      <text:p text:style-name="P28">----+------+-----</text:p>
      <text:p text:style-name="P28"><text:s text:c="2"/>1 | ram <text:s/>| <text:s/>25</text:p>
      <text:p text:style-name="P28"><text:s text:c="2"/>3 | raja | <text:s/>25</text:p>
      <text:p text:style-name="P28"><text:s text:c="2"/>4 | ravi | <text:s/>25</text:p>
      <text:p text:style-name="P28"><text:s text:c="2"/>5 | arun | <text:s/>25</text:p>
      <text:p text:style-name="P28"><text:s text:c="2"/>8 | kavi | <text:s/>21</text:p>
      <text:p text:style-name="P28"><text:s/>11 | roja | <text:s/>21</text:p>
      <text:p text:style-name="P28"><text:s/>14 | mani | <text:s/>41</text:p>
      <text:p text:style-name="P28">(7 rows)</text:p>
      <text:p text:style-name="P28"/>
      <text:p text:style-name="P43">Getting perticular row <text:s/>( NOT IN)</text:p>
      <text:p text:style-name="P22">postgres=# SELECT * FROM test WHERE age NOT IN (21,41,25) ORDER BY no ASC;</text:p>
      <text:p text:style-name="P28"><text:s/>no | name <text:s/>| age </text:p>
      <text:p text:style-name="P28">----+-------+-----</text:p>
      <text:p text:style-name="P28"><text:s text:c="2"/>2 | raja <text:s/>| <text:s/>35</text:p>
      <text:p text:style-name="P28"><text:s text:c="2"/>2 | raj <text:s text:c="2"/>| <text:s/>35</text:p>
      <text:p text:style-name="P28"><text:s text:c="2"/>6 | anbu <text:s/>| <text:s/>24</text:p>
      <text:p text:style-name="P28"><text:s text:c="2"/>7 | bala <text:s/>| <text:s/>34</text:p>
      <text:p text:style-name="P28"><text:s text:c="2"/>9 | rani <text:s/>| <text:s/>23</text:p>
      <text:p text:style-name="P28"><text:s/>10 | deva <text:s/>| <text:s/>28</text:p>
      <text:p text:style-name="P28"><text:s/>12 | guna <text:s/>| <text:s/>26</text:p>
      <text:p text:style-name="P28"><text:s/>13 | mathi | <text:s/>43</text:p>
      <text:p text:style-name="P50"><text:span text:style-name="T8"><text:s/>17 | guru <text:s/>| <text:s/>29</text:span></text:p>
      <text:p text:style-name="P28">(9 rows)</text:p>
      <text:p text:style-name="P27"/>
      <text:p text:style-name="P35"/>
      <text:h text:style-name="Heading_20_1" text:outline-level="1"><text:span text:style-name="T15">B</text:span><text:span text:style-name="T6">etween</text:span></text:h>
      <text:p text:style-name="P10">postgres=# SELECT * FROM test WHERE age BETWEEN 25 AND 35;</text:p>
      <text:p text:style-name="Standard"><text:s/>no | name | age </text:p>
      <text:p text:style-name="Standard">----+------+-----</text:p>
      <text:p text:style-name="Standard"><text:s text:c="2"/>1 | ram <text:s/>| <text:s/>25</text:p>
      <text:p text:style-name="Standard"><text:s text:c="2"/>2 | raj <text:s/>| <text:s/>35</text:p>
      <text:p text:style-name="Standard"><text:s text:c="2"/>2 | raja | <text:s/>35</text:p>
      <text:p text:style-name="Standard"><text:s text:c="2"/>3 | raja | <text:s/>25</text:p>
      <text:p text:style-name="Standard"><text:s text:c="2"/>4 | ravi | <text:s/>25</text:p>
      <text:p text:style-name="Standard"><text:s text:c="2"/>5 | arun | <text:s/>25</text:p>
      <text:p text:style-name="Standard"><text:s text:c="2"/>7 | bala | <text:s/>34</text:p>
      <text:p text:style-name="Standard"><text:s/>10 | deva | <text:s/>28</text:p>
      <text:p text:style-name="Standard"><text:s/>12 | guna | <text:s/>26</text:p>
      <text:p text:style-name="P51"><text:s/>17 | guru | <text:s/>29</text:p>
      <text:p text:style-name="P51"><text:span text:style-name="T9"/></text:p>
      <text:p text:style-name="P51"/>
      <text:p text:style-name="P10">postgres=# SELECT * FROM test WHERE name LIKE 'r%' AND LENGTH(name) BETWEEN 3 AND 5 ORDER BY name;</text:p>
      <text:p text:style-name="Standard"><text:s/>no | name | age </text:p>
      <text:p text:style-name="Standard">----+------+-----</text:p>
      <text:p text:style-name="Standard"><text:soft-page-break/><text:s text:c="2"/>2 | raj <text:s/>| <text:s/>35</text:p>
      <text:p text:style-name="Standard"><text:s text:c="2"/>2 | raja | <text:s/>35</text:p>
      <text:p text:style-name="Standard"><text:s text:c="2"/>3 | raja | <text:s/>25</text:p>
      <text:p text:style-name="Standard"><text:s text:c="2"/>1 | ram <text:s/>| <text:s/>25</text:p>
      <text:p text:style-name="Standard"><text:s text:c="2"/>9 | rani | <text:s/>23</text:p>
      <text:p text:style-name="Standard"><text:s text:c="2"/>4 | ravi | <text:s/>25</text:p>
      <text:p text:style-name="Standard"><text:s/>11 | roja | <text:s/>21</text:p>
      <text:p text:style-name="Standard">(7 rows)</text:p>
      <text:p text:style-name="Standard"/>
      <text:p text:style-name="P10">postgres=# SELECT * FROM test WHERE name LIKE 'r%' AND LENGTH(name) BETWEEN 1 AND 3 ORDER BY name;</text:p>
      <text:p text:style-name="Standard"><text:s/>no | name | age </text:p>
      <text:p text:style-name="Standard">----+------+-----</text:p>
      <text:p text:style-name="Standard"><text:s text:c="2"/>2 | raj <text:s/>| <text:s/>35</text:p>
      <text:p text:style-name="Standard"><text:s text:c="2"/>1 | ram <text:s/>| <text:s/>25</text:p>
      <text:p text:style-name="Standard">(2 rows)</text:p>
      <text:p text:style-name="Standard"/>
      <text:p text:style-name="Standard">postgres=# </text:p>
      <text:p text:style-name="Standard"/>
      <text:p text:style-name="P36">Null and IS NULL</text:p>
      <text:p text:style-name="P10">postgres=# SELECT * FROM contact WHERE phone IS NULL ORDER BY id;</text:p>
      <text:p text:style-name="Standard"><text:s/>id | <text:s/>name <text:s text:c="2"/>| <text:s/>address <text:s text:c="2"/>| phone | <text:s text:c="7"/>email <text:s text:c="8"/></text:p>
      <text:p text:style-name="Standard">----+---------+------------+-------+----------------------</text:p>
      <text:p text:style-name="Standard"><text:s text:c="2"/>2 | RAM <text:s text:c="4"/>| SALEM <text:s text:c="5"/>| <text:s text:c="6"/>| test1@gmail.com</text:p>
      <text:p text:style-name="Standard"><text:s text:c="2"/>9 | JEEVA <text:s text:c="2"/>| MADURI <text:s text:c="4"/>| <text:s text:c="6"/>| manostogle@gmail.com</text:p>
      <text:p text:style-name="Standard"><text:s/>12 | PRAVEEN | METTUR <text:s text:c="4"/>| <text:s text:c="6"/>| gopraveen@gmial.com</text:p>
      <text:p text:style-name="Standard"><text:s/>13 | VINOTH <text:s/>| SALEM <text:s text:c="5"/>| <text:s text:c="6"/>| </text:p>
      <text:p text:style-name="Standard"><text:s/>14 | TAMIL <text:s text:c="2"/>| DHARMAPURI | <text:s text:c="6"/>| tamildago@gmial.com</text:p>
      <text:p text:style-name="Standard">(5 rows)</text:p>
      <text:p text:style-name="Standard"/>
      <text:p text:style-name="Standard">postgres=#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fo:text-align="justify" style:justify-single-word="false" style:writing-mode="lr-tb"/>
      <style:text-properties fo:color="#8d1d75" style:font-name="Liberation Serif1" fo:font-family="'Liberation Serif'" style:font-family-generic="swiss" style:font-pitch="variable" fo:font-size="15pt" fo:font-weight="normal" officeooo:rsid="001597b3" style:font-name-asian="NSimSun" style:font-family-asian="NSimSun" style:font-family-generic-asian="system" style:font-pitch-asian="variable" style:font-size-asian="15pt" style:font-weight-asian="normal" style:font-name-complex="Lucida Sans" style:font-family-complex="'Lucida Sans'" style:font-family-generic-complex="system" style:font-pitch-complex="variable" style:font-size-complex="15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3T19:13:51.941194665</meta:creation-date>
    <dc:date>2020-05-04T19:16:04.584526920</dc:date>
    <meta:editing-duration>PT4H56M36S</meta:editing-duration>
    <meta:editing-cycles>5</meta:editing-cycles>
    <meta:generator>LibreOffice/6.4.3.2$Linux_X86_64 LibreOffice_project/40$Build-2</meta:generator>
    <meta:document-statistic meta:table-count="0" meta:image-count="0" meta:object-count="0" meta:page-count="9" meta:paragraph-count="389" meta:word-count="1851" meta:character-count="10241" meta:non-whitespace-character-count="7104"/>
  </office:meta>
</office:document-meta>
</file>